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384479CE52716DD06A0.png" manifest:media-type="image/png"/>
  <manifest:file-entry manifest:full-path="Pictures/1000000100000400000004002D97BF546E69921B.png" manifest:media-type="image/png"/>
  <manifest:file-entry manifest:full-path="Pictures/10000000000002580000016B5CDCCED8DCD47AD9.png" manifest:media-type="image/png"/>
  <manifest:file-entry manifest:full-path="Pictures/1000000000000354000001E01F37DC9B7719E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Таблица1" style:family="table">
      <style:table-properties style:width="17.5cm" fo:margin-left="0cm" table:align="left" fo:background-color="transparent">
        <style:background-image/>
      </style:table-properties>
    </style:style>
    <style:style style:name="Таблица1.A" style:family="table-column">
      <style:table-column-properties style:column-width="7.971cm"/>
    </style:style>
    <style:style style:name="Таблица1.B" style:family="table-column">
      <style:table-column-properties style:column-width="0.053cm"/>
    </style:style>
    <style:style style:name="Таблица1.C" style:family="table-column">
      <style:table-column-properties style:column-width="9.476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97cm" fo:border="none"/>
    </style:style>
    <style:style style:name="Таблица1.12" style:family="table-row">
      <style:table-row-properties style:min-row-height="0.587cm" fo:background-color="transparent">
        <style:background-image/>
      </style:table-row-properties>
    </style:style>
    <style:style style:name="Таблица1.13" style:family="table-row">
      <style:table-row-properties style:min-row-height="0.7cm" fo:background-color="transparent">
        <style:background-image/>
      </style:table-row-properties>
    </style:style>
    <style:style style:name="Таблица1.15" style:family="table-row">
      <style:table-row-properties style:min-row-height="0.737cm" fo:background-color="transparent">
        <style:background-image/>
      </style:table-row-properties>
    </style:style>
    <style:style style:name="Таблица1.18" style:family="table-row">
      <style:table-row-properties style:min-row-height="1.088cm" fo:background-color="transparent">
        <style:background-image/>
      </style:table-row-properties>
    </style:style>
    <style:style style:name="Таблица1.20" style:family="table-row">
      <style:table-row-properties style:min-row-height="0.34cm" fo:background-color="transparent">
        <style:background-image/>
      </style:table-row-properties>
    </style:style>
    <style:style style:name="P1" style:family="paragraph" style:parent-style-name="Standard">
      <style:paragraph-properties fo:margin-top="0.201cm" fo:margin-bottom="0.201cm" style:contextual-spacing="false" fo:line-height="100%" fo:text-align="start" style:justify-single-word="false" fo:orphans="2" fo:widows="2" style:writing-mode="lr-tb"/>
      <style:text-properties fo:language="en" fo:country="US" officeooo:paragraph-rsid="000511ef"/>
    </style:style>
    <style:style style:name="P2" style:family="paragraph" style:parent-style-name="Table_20_Contents">
      <style:text-properties fo:language="en" fo:country="US" officeooo:rsid="00233244" officeooo:paragraph-rsid="00233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language="en" fo:country="US" officeooo:rsid="00233244" officeooo:paragraph-rsid="00233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201cm" fo:margin-bottom="0.201cm" style:contextual-spacing="false" fo:line-height="100%" fo:text-align="center" style:justify-single-word="false" fo:orphans="2" fo:widows="2" style:writing-mode="lr-tb"/>
      <style:text-properties officeooo:paragraph-rsid="0005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201cm" fo:margin-bottom="0.201cm" style:contextual-spacing="false" fo:line-height="100%" fo:text-align="center" style:justify-single-word="false" fo:orphans="2" fo:widows="2" style:writing-mode="lr-tb"/>
      <style:text-properties officeooo:paragraph-rsid="0005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Table_20_Contents">
      <style:text-properties fo:language="en" fo:country="US" officeooo:rsid="000ceefc" officeooo:paragraph-rsid="000cee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text-indent="0.499cm" style:auto-text-indent="false" fo:background-color="transparent" text:number-lines="false" text:line-number="0"/>
      <style:text-properties fo:font-size="11pt" fo:language="en" fo:country="US" officeooo:rsid="00095d7f" officeooo:paragraph-rsid="00095d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loext:graphic-properties draw:fill="none"/>
      <style:paragraph-properties fo:margin-left="0.801cm" fo:margin-right="0cm" fo:text-indent="-0.3cm" style:auto-text-indent="false" fo:background-color="transparent" text:number-lines="false" text:line-number="0"/>
      <style:text-properties fo:font-size="11pt" fo:language="en" fo:country="US" officeooo:rsid="000af9af" officeooo:paragraph-rsid="00220a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loext:graphic-properties draw:fill="none"/>
      <style:paragraph-properties fo:margin-left="0.801cm" fo:margin-right="0cm" fo:text-indent="-0.3cm" style:auto-text-indent="false" fo:background-color="transparent" text:number-lines="false" text:line-number="0"/>
      <style:text-properties fo:font-size="11pt" fo:language="en" fo:country="US" officeooo:rsid="000af9af" officeooo:paragraph-rsid="00220a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fo:font-size="11pt" fo:language="en" fo:country="US" officeooo:rsid="000af9af" officeooo:paragraph-rsid="000ba41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loext:graphic-properties draw:fill="none"/>
      <style:paragraph-properties fo:margin-left="0.801cm" fo:margin-right="0cm" fo:text-indent="-0.3cm" style:auto-text-indent="false" fo:background-color="transparent" text:number-lines="false" text:line-number="0"/>
      <style:text-properties fo:font-size="11pt" fo:language="en" fo:country="US" officeooo:rsid="000ba411" officeooo:paragraph-rsid="000ba41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fo:font-size="11pt" fo:language="en" fo:country="US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rsid="00233244" officeooo:paragraph-rsid="002646c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fo:font-size="11pt" fo:language="en" fo:country="US" officeooo:rsid="00233244" officeooo:paragraph-rsid="0023324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font-size="11pt" fo:language="en" fo:country="US" officeooo:rsid="000ceefc" officeooo:paragraph-rsid="000cee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4">
      <style:text-properties fo:font-size="11pt" fo:language="en" fo:country="US" officeooo:rsid="000ceefc" officeooo:paragraph-rsid="000cee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fo:font-size="11pt" fo:language="en" fo:country="US" officeooo:rsid="000ceefc" officeooo:paragraph-rsid="000ed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/>
      <style:text-properties fo:font-size="11pt" fo:language="en" fo:country="US" officeooo:rsid="000ceefc" officeooo:paragraph-rsid="000ed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fo:font-size="11pt" fo:language="en" fo:country="US" officeooo:rsid="000ed49b" officeooo:paragraph-rsid="000ed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paragraph-rsid="000ed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paragraph-rsid="0010b2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paragraph-rsid="001101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100%" fo:text-align="end" style:justify-single-word="false" text:number-lines="false" text:line-number="0" style:writing-mode="lr-tb"/>
      <style:text-properties fo:font-size="11pt" fo:language="en" fo:country="US" officeooo:paragraph-rsid="0010b2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font-size="11pt" fo:language="en" fo:country="US" officeooo:rsid="00145586" officeooo:paragraph-rsid="001455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rsid="00220a19" officeooo:paragraph-rsid="00220a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fo:language="en" fo:country="US" officeooo:rsid="00110104" officeooo:paragraph-rsid="00220a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fo:font-size="11pt" fo:language="en" fo:country="US" officeooo:paragraph-rsid="0012d944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fo:language="en" fo:country="US" officeooo:rsid="00095d7f" officeooo:paragraph-rsid="00095d7f" fo:background-color="#bf81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font-size="11pt" fo:language="en" fo:country="US" fo:background-color="#bf81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100%" fo:text-align="center" style:justify-single-word="false" text:number-lines="false" text:line-number="0" style:writing-mode="lr-tb"/>
      <style:text-properties fo:font-size="11pt" fo:language="en" fo:country="US" officeooo:paragraph-rsid="000ed49b" fo:background-color="#bf81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100%" fo:text-align="center" style:justify-single-word="false" text:number-lines="false" text:line-number="0" style:writing-mode="lr-tb"/>
      <style:text-properties fo:font-size="11pt" fo:language="en" fo:country="US" officeooo:rsid="00110104" officeooo:paragraph-rsid="00110104" fo:background-color="#bf81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">
      <loext:graphic-properties draw:fill="none"/>
      <style:paragraph-properties fo:margin-left="0.801cm" fo:margin-right="0cm" fo:text-indent="-0.3cm" style:auto-text-indent="false" fo:background-color="transparent" text:number-lines="false" text:line-number="0"/>
      <style:text-properties fo:font-size="11pt" officeooo:paragraph-rsid="002617ad" style:font-size-asian="11pt" style:font-size-complex="11pt"/>
    </style:style>
    <style:style style:name="P34" style:family="paragraph" style:parent-style-name="Table_20_Contents" style:list-style-name="L3">
      <loext:graphic-properties draw:fill="none"/>
      <style:paragraph-properties fo:margin-left="0.9cm" fo:margin-right="0cm" fo:text-indent="-0.4cm" style:auto-text-indent="false" fo:background-color="transparent" text:number-lines="false" text:line-number="0"/>
      <style:text-properties fo:font-size="11p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fo:font-size="11pt" officeooo:paragraph-rsid="000cee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100%" fo:text-align="start" style:justify-single-word="false" text:number-lines="false" text:line-number="0" style:writing-mode="lr-tb"/>
      <style:text-properties fo:font-size="11pt" officeooo:paragraph-rsid="000ed4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size="13pt" fo:language="en" fo:country="US" fo:font-weight="bold" officeooo:rsid="00042cf4" officeooo:paragraph-rsid="0012d94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font-size="13pt" fo:language="en" fo:country="US" officeooo:rsid="00042cf4" officeooo:paragraph-rsid="00042cf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.302cm" fo:margin-bottom="0.302cm" style:contextual-spacing="false" fo:text-align="center" style:justify-single-word="false">
        <style:tab-stops>
          <style:tab-stop style:position="8.901cm"/>
        </style:tab-stops>
      </style:paragraph-properties>
      <style:text-properties fo:font-size="12pt" fo:language="en" fo:country="US" officeooo:rsid="00042cf4" officeooo:paragraph-rsid="00042c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font-name="Liberation Serif" fo:font-size="12pt" fo:language="en" fo:country="US" officeooo:rsid="000f2bfa"/>
    </style:style>
    <style:style style:name="T2" style:family="text">
      <style:text-properties fo:color="#000000" loext:opacity="100%" style:font-name="Liberation Serif" fo:language="en" fo:country="US" officeooo:rsid="000f2bf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11ef"/>
    </style:style>
    <style:style style:name="T5" style:family="text">
      <style:text-properties fo:language="en" fo:country="US" officeooo:rsid="000af9af"/>
    </style:style>
    <style:style style:name="T6" style:family="text">
      <style:text-properties fo:language="en" fo:country="US" officeooo:rsid="000ceefc"/>
    </style:style>
    <style:style style:name="T7" style:family="text">
      <style:text-properties fo:language="en" fo:country="US" fo:font-weight="bold" officeooo:rsid="000ceefc" style:font-weight-asian="bold" style:font-weight-complex="bold"/>
    </style:style>
    <style:style style:name="T8" style:family="text">
      <style:text-properties fo:language="en" fo:country="US" officeooo:rsid="001c26ef"/>
    </style:style>
    <style:style style:name="T9" style:family="text">
      <style:text-properties fo:language="en" fo:country="US" officeooo:rsid="000af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language="en" fo:country="US" officeooo:rsid="00220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language="en" fo:country="US" officeooo:rsid="002617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language="en" fo:country="US" officeooo:rsid="00220a19"/>
    </style:style>
    <style:style style:name="T13" style:family="text">
      <style:text-properties fo:language="en" fo:country="US" officeooo:rsid="000af9af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language="en" fo:country="US" officeooo:rsid="00220a19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language="en" fo:country="US" officeooo:rsid="002617ad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officeooo:rsid="000ba41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d49b" style:font-weight-asian="bold" style:font-weight-complex="bold"/>
    </style:style>
    <style:style style:name="T19" style:family="text">
      <style:text-properties fo:font-weight="bold" officeooo:rsid="00110104" style:font-weight-asian="bold" style:font-weight-complex="bold"/>
    </style:style>
    <style:style style:name="T20" style:family="text">
      <style:text-properties fo:font-weight="bold" officeooo:rsid="00220a19" style:font-weight-asian="bold" style:font-weight-complex="bold"/>
    </style:style>
    <style:style style:name="T21" style:family="text">
      <style:text-properties officeooo:rsid="000ed49b"/>
    </style:style>
    <style:style style:name="T22" style:family="text">
      <style:text-properties fo:font-weight="normal"/>
    </style:style>
    <style:style style:name="T23" style:family="text">
      <style:text-properties fo:font-weight="normal" officeooo:rsid="000ed49b"/>
    </style:style>
    <style:style style:name="T24" style:family="text">
      <style:text-properties fo:font-weight="normal" officeooo:rsid="00145586"/>
    </style:style>
    <style:style style:name="T25" style:family="text">
      <style:text-properties fo:font-weight="normal" officeooo:rsid="00110104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" style:family="text">
      <style:text-properties style:font-name="Liberation Serif" fo:font-size="12pt" fo:language="en" fo:country="US"/>
    </style:style>
    <style:style style:name="T29" style:family="text">
      <style:text-properties style:font-name="Liberation Serif" fo:language="en" fo:country="US"/>
    </style:style>
    <style:style style:name="T30" style:family="text">
      <style:text-properties officeooo:rsid="0010b266"/>
    </style:style>
    <style:style style:name="T31" style:family="text">
      <style:text-properties officeooo:rsid="00110104"/>
    </style:style>
    <style:style style:name="T32" style:family="text">
      <style:text-properties fo:color="#ffffd7" loext:opacity="100%"/>
    </style:style>
    <style:style style:name="T33" style:family="text">
      <style:text-properties officeooo:rsid="00145586"/>
    </style:style>
    <style:style style:name="T34" style:family="text">
      <style:text-properties officeooo:rsid="001651da"/>
    </style:style>
    <style:style style:name="T35" style:family="text">
      <style:text-properties officeooo:rsid="0017e995"/>
    </style:style>
    <style:style style:name="T36" style:family="text">
      <style:text-properties officeooo:rsid="001960f9"/>
    </style:style>
    <style:style style:name="T37" style:family="text">
      <style:text-properties officeooo:rsid="001f7bee"/>
    </style:style>
    <style:style style:name="T38" style:family="text">
      <style:text-properties officeooo:rsid="00211c65"/>
    </style:style>
    <style:style style:name="T39" style:family="text">
      <style:text-properties officeooo:rsid="00220a19"/>
    </style:style>
    <style:style style:name="T40" style:family="text">
      <style:text-properties officeooo:rsid="000af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officeooo:rsid="00233244"/>
    </style:style>
    <style:style style:name="T42" style:family="text">
      <style:text-properties officeooo:rsid="00251b41"/>
    </style:style>
    <style:style style:name="T43" style:family="text">
      <style:text-properties officeooo:rsid="002617ad"/>
    </style:style>
    <style:style style:name="T44" style:family="text">
      <style:text-properties officeooo:rsid="002646cc"/>
    </style:style>
    <style:style style:name="T45" style:family="text">
      <style:text-properties fo:font-size="11pt" fo:language="en" fo:country="US" style:font-size-asian="11pt" style:font-size-complex="11pt"/>
    </style:style>
    <style:style style:name="T46" style:family="text">
      <style:text-properties fo:font-size="11pt" fo:language="en" fo:country="US" officeooo:rsid="001c26ef" style:font-size-asian="11pt" style:font-size-complex="11pt"/>
    </style:style>
    <style:style style:name="T47" style:family="text">
      <style:text-properties fo:font-size="11pt" fo:language="en" fo:country="US" officeooo:rsid="000511ef" style:font-size-asian="11pt" style:font-size-complex="11pt"/>
    </style:style>
    <style:style style:name="T48" style:family="text">
      <style:text-properties officeooo:rsid="000af9af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font-size="12pt" fo:language="en" fo:country="US"/>
    </style:style>
    <style:style style:name="T50" style:family="text">
      <style:text-properties fo:font-size="12pt" fo:language="en" fo:country="US" officeooo:rsid="001c26ef"/>
    </style:style>
    <style:style style:name="T51" style:family="text">
      <style:text-properties fo:font-size="12pt" fo:language="en" fo:country="US" officeooo:rsid="000511e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1.152cm, 1.372cm, 1.328cm, 1.3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1.79cm, 8.08cm, 6.496cm, 6.5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cm, 5.26cm, 0.42cm, 5.0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4" office:value-type="string">
            <text:p text:style-name="P37">Oliinykov Valentyn</text:p>
            <text:p text:style-name="P38"/>
            <text:p text:style-name="P38"/>
            <text:p text:style-name="P38">Python Developer/Back-end</text:p>
            <text:p text:style-name="P38">Kharkiv, Ukraine</text:p>
          </table:table-cell>
          <table:table-cell table:style-name="Таблица1.A1" table:number-columns-spanned="2" office:value-type="string">
            <text:p text:style-name="P39"><draw:frame draw:style-name="fr4" draw:name="Изображение1" text:anchor-type="char" svg:y="0.071cm" svg:width="0.82cm" svg:height="0.866cm" draw:z-index="2"><draw:image xlink:href="Pictures/1000000000000354000001E01F37DC9B7719EE80.png" xlink:type="simple" xlink:show="embed" xlink:actuate="onLoad" draw:mime-type="image/png"/></draw:frame>+38-066-14-26-340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4"><draw:frame draw:style-name="fr3" draw:name="Изображение3" text:anchor-type="char" svg:y="0.051cm" svg:width="0.848cm" svg:height="0.866cm" draw:z-index="3"><draw:image xlink:href="Pictures/10000000000002580000016B5CDCCED8DCD47AD9.png" xlink:type="simple" xlink:show="embed" xlink:actuate="onLoad" draw:mime-type="image/png"/></draw:frame><text:a xlink:type="simple" xlink:href="https://t.me/val_olein" text:style-name="Standard" text:visited-style-name="Standard"><text:span text:style-name="T49">t.me/val_olei</text:span></text:a><text:a xlink:type="simple" xlink:href="https://t.me/val_olein" text:style-name="Standard" text:visited-style-name="Standard"><text:span text:style-name="T49">n</text:span></text:a>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5"><draw:frame draw:style-name="fr2" draw:name="Изображение2" text:anchor-type="char" svg:y="0.018cm" svg:width="0.808cm" svg:height="0.817cm" draw:z-index="1"><draw:image xlink:href="Pictures/1000000100000400000004002D97BF546E69921B.png" xlink:type="simple" xlink:show="embed" xlink:actuate="onLoad" draw:mime-type="image/png"/></draw:frame><text:span text:style-name="T50">valoliinykov.work</text:span><text:a xlink:type="simple" xlink:href="mailto:seryimir@gmail.com" text:style-name="Standard" text:visited-style-name="Standard"><text:span text:style-name="T49">@gmail.com</text:span></text:a>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4"><draw:frame draw:style-name="fr1" draw:name="Изображение4" text:anchor-type="char" svg:y="0.085cm" svg:width="0.801cm" svg:height="0.801cm" draw:z-index="0"><draw:image xlink:href="Pictures/100000000000038400000384479CE52716DD06A0.png" xlink:type="simple" xlink:show="embed" xlink:actuate="onLoad" draw:mime-type="image/png"/></draw:frame><text:a xlink:type="simple" xlink:href="http://www.linkedin.com/in/valentin-oliinykov" text:style-name="Standard" text:visited-style-name="Standard"><text:span text:style-name="T49">www.linkedin.com/in/valentin-</text:span></text:a><text:a xlink:type="simple" xlink:href="http://www.linkedin.com/in/valentin-oliinykov" text:style-name="Standard" text:visited-style-name="Standard"><text:span text:style-name="T51">o</text:span></text:a><text:a xlink:type="simple" xlink:href="http://www.linkedin.com/in/valentin-oliinykov" text:style-name="Standard" text:visited-style-name="Standard"><text:span text:style-name="T49">liinykov</text:span></text:a></text:p>
          </table:table-cell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29"><text:s text:c="64"/><text:span text:style-name="T32"><text:s text:c="5"/>OBJECTIVE <text:s/></text:span><text:s text:c="71"/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8">Get a position Python back-end developer where I can apply my professional knowledge, apply past experience and skills with opportunities for professional and career growth.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29"><text:span text:style-name="T32"><text:s text:c="61"/>TECHNICAL SKILLS <text:s text:c="5"/></text:span><text:s text:c="59"/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list xml:id="list232782772" text:style-name="L1">
              <text:list-item>
                <text:p text:style-name="P9">Languages: Python3, SQL, <text:span text:style-name="T38">C. </text:span></text:p>
              </text:list-item>
              <text:list-item>
                <text:p text:style-name="P33"><text:span text:style-name="T13">Frameworks: Flask, </text:span><text:span text:style-name="T14">FastApi, </text:span><text:span text:style-name="T15">Django,</text:span><text:span text:style-name="T13"> OpenCV</text:span></text:p>
              </text:list-item>
              <text:list-item>
                <text:p text:style-name="P12">Libraries: SQLAlchemy, <text:span text:style-name="T34">mathplotlib, </text:span><text:span text:style-name="T39">bs4, asyncio etc.</text:span></text:p>
              </text:list-item>
              <text:list-item>
                <text:p text:style-name="P9">Data base: PostgreSQL, SQLite3,<text:span text:style-name="T35"> </text:span><text:span text:style-name="T37">NoSQL</text:span><text:span text:style-name="T43">(Redis)</text:span></text:p>
              </text:list-item>
            </text:list>
          </table:table-cell>
          <table:table-cell table:style-name="Таблица1.A1" table:number-columns-spanned="2" office:value-type="string">
            <text:list xml:id="list3316048141" text:style-name="L2">
              <text:list-item>
                <text:p text:style-name="P10">Frontend: HTML, CSS, <text:span text:style-name="T16">Jinja2</text:span></text:p>
              </text:list-item>
              <text:list-item>
                <text:p text:style-name="P11">Version Control: Git</text:p>
              </text:list-item>
              <text:list-item>
                <text:p text:style-name="P13">Issue tracking: Trello</text:p>
              </text:list-item>
              <text:list-item>
                <text:p text:style-name="P13">Experience in web application development.</text:p>
              </text:list-item>
              <text:list-item>
                <text:p text:style-name="P28"><text:span text:style-name="T48">Understanding OOP, </text:span>asynchrony</text:p>
              </text:list-item>
            </text:list>
            <text:list xml:id="list1225129548" text:style-name="L3">
              <text:list-item>
                <text:p text:style-name="P34"><text:span text:style-name="T3">Development </text:span><text:span text:style-name="T5">Tools: PyCharm, </text:span><text:span text:style-name="T12">VSC</text:span><text:span text:style-name="T5">, Vim.</text:span></text:p>
              </text:list-item>
            </text:list>
          </table:table-cell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30"><text:s text:c="62"/><text:span text:style-name="T32">WORK EXPERIENCE</text:span> <text:s text:c="62"/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4">2022 Freelance <text:span text:style-name="T44">with <text:s/></text:span><text:span text:style-name="T20">BeBrainee</text:span></text:p>
          </table:table-cell>
          <table:table-cell table:style-name="Таблица1.A1" table:number-columns-spanned="2" office:value-type="string">
            <text:p text:style-name="P15">Parsing, work with legacy code.</text:p>
            <text:p text:style-name="P15"><text:span text:style-name="T44">Web application: ‘</text:span>Display advertising analytics’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6">201<text:span text:style-name="T30">9</text:span>-2022 <text:s/><text:span text:style-name="T18">OOO</text:span><text:span text:style-name="T21"> “</text:span><text:span text:style-name="T17">Torsion PLUS”</text:span></text:p>
          </table:table-cell>
          <table:table-cell table:style-name="Таблица1.A1" table:number-columns-spanned="2" office:value-type="string">
            <text:p text:style-name="P16"><text:span text:style-name="T17">Vacancy:</text:span> Electrical Equipment Applications Software Engineer (part-time)</text:p>
            <text:p text:style-name="P35"><text:span text:style-name="T7">Projects</text:span><text:span text:style-name="T6">: </text:span></text:p>
            <text:list xml:id="list2534068917" text:style-name="L4">
              <text:list-item>
                <text:p text:style-name="P17">Web application for managing the picking of electronic components in stock.</text:p>
              </text:list-item>
              <text:list-item>
                <text:p text:style-name="P17">Voltage source control panel for welding in outer space.</text:p>
              </text:list-item>
              <text:list-item>
                <text:p text:style-name="P17">Script for analyzing the frequency response of a voltage source control system.</text:p>
              </text:list-item>
            </text:list>
          </table:table-cell>
          <table:covered-table-cell/>
        </table:table-row>
        <table:table-row table:style-name="Таблица1.12">
          <table:table-cell table:style-name="Таблица1.A1" office:value-type="string">
            <text:p text:style-name="P20">2014-2022 <text:s/><text:span text:style-name="T17">OOO “Torsion PLUS”</text:span></text:p>
          </table:table-cell>
          <table:table-cell table:style-name="Таблица1.A1" table:number-columns-spanned="2" office:value-type="string">
            <text:p text:style-name="P18"><text:span text:style-name="T17">Vacancy: </text:span><text:span text:style-name="T23">E</text:span><text:span text:style-name="T22">lectronics </text:span><text:span text:style-name="T23">E</text:span><text:span text:style-name="T22">ngineer</text:span></text:p>
            <text:p text:style-name="P18"><text:span text:style-name="T17">Working responsibilities:</text:span><text:span text:style-name="T22"> </text:span><text:span text:style-name="T24">assembly</text:span><text:span text:style-name="T22"> </text:span><text:span text:style-name="T24">and </text:span><text:span text:style-name="T22">development of printed circuit boards</text:span></text:p>
          </table:table-cell>
          <table:covered-table-cell/>
        </table:table-row>
        <table:table-row table:style-name="Таблица1.13">
          <table:table-cell table:style-name="Таблица1.A1" office:value-type="string">
            <text:p text:style-name="P36"><text:span text:style-name="T3">2013-2014 </text:span><text:span text:style-name="T29"><text:s/></text:span><text:span text:style-name="T2">“</text:span><text:span text:style-name="T27">MiCON Systems”</text:span></text:p>
          </table:table-cell>
          <table:table-cell table:style-name="Таблица1.A1" table:number-columns-spanned="2" office:value-type="string">
            <text:p text:style-name="P19"><text:span text:style-name="T17">Vacancy: </text:span><text:span text:style-name="T25">Adjuster</text:span><text:span text:style-name="T22"> of electronic equipment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21">2013 <text:span text:style-name="T17">НПО «Вертикаль»</text:span></text:p>
          </table:table-cell>
          <table:table-cell table:style-name="Таблица1.A1" table:number-columns-spanned="2" office:value-type="string">
            <text:p text:style-name="P18"><text:span text:style-name="T17">Vacancy: </text:span><text:span text:style-name="T23">E</text:span><text:span text:style-name="T22">lectronics </text:span><text:span text:style-name="T23">E</text:span><text:span text:style-name="T22">ngineer</text:span></text:p>
            <text:p text:style-name="P25"><text:span text:style-name="T22">Working with documentation</text:span></text:p>
          </table:table-cell>
          <table:covered-table-cell/>
        </table:table-row>
        <table:table-row table:style-name="Таблица1.15">
          <table:table-cell table:style-name="Таблица1.A1" table:number-columns-spanned="3" office:value-type="string">
            <text:p text:style-name="P31"><text:s text:c="68"/><text:span text:style-name="T32">EDUCATION</text:span> <text:s text:c="71"/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22">2008 – 2013 <text:span text:style-name="T17">Kharkiv National University of Radio Electronics</text:span></text:p>
            <text:p text:style-name="P22"><text:s text:c="20"/>Specification: Engineer of electronic devices and systems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32"><text:s text:c="57"/><text:span text:style-name="T32">ADDITIONAL EDUCATION</text:span> <text:s text:c="56"/></text:p>
          </table:table-cell>
          <table:covered-table-cell/>
          <table:covered-table-cell/>
        </table:table-row>
        <table:table-row table:style-name="Таблица1.18">
          <table:table-cell table:style-name="Таблица1.A1" table:number-columns-spanned="2" office:value-type="string">
            <text:p text:style-name="P23">20<text:span text:style-name="T36">19</text:span> – <text:span text:style-name="T19">ITEa</text:span><text:span text:style-name="T31"> </text:span>Python advanced courses</text:p>
            <text:p text:style-name="P23">202<text:span text:style-name="T35">0</text:span> – <text:span text:style-name="T17">ITEa</text:span> Python/Django courses</text:p>
          </table:table-cell>
          <table:covered-table-cell/>
          <table:table-cell table:style-name="Таблица1.A1" office:value-type="string">
            <text:p text:style-name="P26">2022 – <text:span text:style-name="T17">BeBrainee</text:span> courses and practic<text:span text:style-name="T41">e (C, Python3)</text:span></text:p>
            <text:p text:style-name="P27">20<text:span text:style-name="T39">13</text:span> – up to now <text:s/><text:span text:style-name="T33">S</text:span>elf-education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1"><text:s text:c="68"/><text:span text:style-name="T32">LANGUAGES</text:span> <text:s text:c="70"/></text:p>
          </table:table-cell>
          <table:covered-table-cell/>
          <table:covered-table-cell/>
        </table:table-row>
        <table:table-row table:style-name="Таблица1.20">
          <table:table-cell table:style-name="Таблица1.A1" table:number-columns-spanned="2" office:value-type="string">
            <text:p text:style-name="P21">English: Pre-Intermediate</text:p>
          </table:table-cell>
          <table:covered-table-cell/>
          <table:table-cell table:style-name="Таблица1.A1" office:value-type="string">
            <text:p text:style-name="P24">Ukrainian/Russian: Nativ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5:01:29.461586026</meta:creation-date>
    <dc:date>2023-01-05T21:59:41.074455476</dc:date>
    <meta:editing-duration>PT1H18M1S</meta:editing-duration>
    <meta:editing-cycles>12</meta:editing-cycles>
    <meta:generator>LibreOffice/7.3.7.2$Linux_X86_64 LibreOffice_project/30$Build-2</meta:generator>
    <meta:document-statistic meta:table-count="1" meta:image-count="4" meta:object-count="0" meta:page-count="1" meta:paragraph-count="49" meta:word-count="231" meta:character-count="2592" meta:non-whitespace-character-count="1605"/>
  </office:meta>
</office:document-meta>
</file>